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البروج </text:p>
          </table:table-cell>
        </table:table-row>
        <table:table-row table:style-name="ro1">
          <table:table-cell office:value-type="string" calcext:value-type="string">
            <text:p>المصانع </text:p>
          </table:table-cell>
        </table:table-row>
        <table:table-row table:style-name="ro1">
          <table:table-cell office:value-type="string" calcext:value-type="string">
            <text:p>المقاولات</text:p>
          </table:table-cell>
        </table:table-row>
      </table:table>
      <table:named-expressions>
        <table:named-range table:name="hg" table:base-cell-address="$Sheet1.$A$1" table:cell-range-address="$Sheet1.$A$1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4:58:53.910499153</meta:creation-date>
    <dc:date>2024-02-04T15:04:52.488378669</dc:date>
    <meta:editing-duration>PT5M59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